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1.976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muscle_5f_targe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scle_targe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3" table:number-columns-repeated="16381" table:default-cell-style-name="ce1"/>
        <table:table-row table:style-name="ro1">
          <table:table-cell office:value-type="string" calcext:value-type="string">
            <text:p>Body Part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Priority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6">
            <text:p>Legs</text:p>
          </table:table-cell>
          <table:table-cell office:value-type="string" calcext:value-type="string">
            <text:p>Quads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covered-table-cell table:style-name="ce3"/>
          <table:table-cell office:value-type="string" calcext:value-type="string">
            <text:p>Hamstrings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covered-table-cell table:style-name="ce3"/>
          <table:table-cell office:value-type="string" calcext:value-type="string">
            <text:p>Glutes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>
          <table:covered-table-cell table:style-name="ce3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covered-table-cell table:style-name="ce3"/>
          <table:table-cell office:value-type="string" calcext:value-type="string">
            <text:p>Adductors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covered-table-cell table:style-name="ce3"/>
          <table:table-cell office:value-type="string" calcext:value-type="string">
            <text:p>Abductors</text:p>
          </table:table-cell>
          <table:table-cell office:value-type="float" office:value="0.5" calcext:value-type="float">
            <text:p>0.5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 table:number-columns-spanned="1" table:number-rows-spanned="4">
            <text:p>Chest / Shoulders</text:p>
          </table:table-cell>
          <table:table-cell office:value-type="string" calcext:value-type="string">
            <text:p>Pecs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covered-table-cell table:style-name="ce5"/>
          <table:table-cell office:value-type="string" calcext:value-type="string">
            <text:p>Front delts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>
          <table:covered-table-cell table:style-name="ce5"/>
          <table:table-cell office:value-type="string" calcext:value-type="string">
            <text:p>Side delts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>
          <table:covered-table-cell table:style-name="ce5"/>
          <table:table-cell office:value-type="string" calcext:value-type="string">
            <text:p>Rear delts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4">
            <text:p>Back</text:p>
          </table:table-cell>
          <table:table-cell office:value-type="string" calcext:value-type="string">
            <text:p>Lats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>
          <table:covered-table-cell table:style-name="ce3"/>
          <table:table-cell office:value-type="string" calcext:value-type="string">
            <text:p>Traps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covered-table-cell table:style-name="ce3"/>
          <table:table-cell office:value-type="string" calcext:value-type="string">
            <text:p>Rhomboids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covered-table-cell table:style-name="ce3"/>
          <table:table-cell office:value-type="string" calcext:value-type="string">
            <text:p>Lower back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3">
            <text:p>Arms</text:p>
          </table:table-cell>
          <table:table-cell office:value-type="string" calcext:value-type="string">
            <text:p>Biceps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>
          <table:covered-table-cell table:style-name="ce3"/>
          <table:table-cell office:value-type="string" calcext:value-type="string">
            <text:p>Triceps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covered-table-cell table:style-name="ce3"/>
          <table:table-cell office:value-type="string" calcext:value-type="string">
            <text:p>Forearms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3">
            <text:p>Core</text:p>
          </table:table-cell>
          <table:table-cell office:value-type="string" calcext:value-type="string">
            <text:p>Front abs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>
          <table:covered-table-cell table:style-name="ce3"/>
          <table:table-cell office:value-type="string" calcext:value-type="string">
            <text:p>Deep abs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>
          <table:covered-table-cell table:style-name="ce3"/>
          <table:table-cell office:value-type="string" calcext:value-type="string">
            <text:p>Obliques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3" table:number-rows-repeated="104855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muscle_targets.C1:muscle_targets.C1048576">
            <calcext:data-bar calcext:min-length="10" calcext:max-length="90" calcext:negative-color="#ff0000" calcext:positive-color="#638ec6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c1e5f5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3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c2f1c8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caeefb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d9f2d0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83cbeb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6c6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84e291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96dcf8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e59edd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b4e5a2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46b1e1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2aa8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47d45a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61cbf4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d86ecc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8ed973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156082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97132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196b24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0f9ed5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a02b93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4ea72e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Aptos Narrow" fo:font-family="'Aptos Narrow'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156082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64bee6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46b1e1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text-line-through-type="none" style:font-name="Aptos Display" fo:font-family="'Aptos Display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156082" style:border-line-width-bottom="0.018cm 0.026cm 0.018cm" style:diagonal-bl-tr="none" style:diagonal-tl-br="none" fo:border-left="none" fo:border-right="none" fo:border-top="0.74pt solid #156082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uscle_5f_targets" style:display-name="PageStyle_muscle_targe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j Qureshi</meta:initial-creator>
    <dc:creator>Marij Qureshi (Student)</dc:creator>
    <meta:creation-date>2024-09-04T17:05:48</meta:creation-date>
    <dc:date>2024-09-04T20:07:03</dc:date>
    <meta:generator>LibreOffice/24.2.6.2$Linux_X86_64 LibreOffice_project/420$Build-2</meta:generator>
    <meta:document-statistic meta:table-count="1" meta:cell-count="48" meta:object-count="0"/>
    <meta:user-defined meta:name="AppVersion">16.0300</meta:user-defined>
  </office:meta>
</office:document-meta>
</file>